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Collector.correctTypeName( Type type , String paramTyp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ypeCollector.TypeCollector( String methodName , Class &lt; ? &gt; [ ] parameter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Collector.getParameterNamesForMetho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ypeCollector.visitAnnotation( String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ypeCollector.matc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llector.hasJs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ypeCollector.visitMethod( int access , String name , String desc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